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6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IndexX.lp</text:p>
          </table:table-cell>
          <table:table-cell office:value-type="float" office:value="6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IndexY.lp</text:p>
          </table:table-cell>
          <table:table-cell office:value-type="float" office:value="6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0.399482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2.4881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6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IndexX.lp</text:p>
          </table:table-cell>
          <table:table-cell office:value-type="float" office:value="6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IndexY.lp</text:p>
          </table:table-cell>
          <table:table-cell office:value-type="float" office:value="6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6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6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6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6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6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6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6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6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8])" office:value-type="float"/>
          <table:table-cell table:formula="of:=SUM([.C3:.C18])" office:value-type="float"/>
          <table:table-cell table:formula="of:=SUM([.D3:.D18])" office:value-type="float"/>
          <table:table-cell table:formula="of:=SUM([.E3:.E18])" office:value-type="float"/>
          <table:table-cell table:formula="of:=SUM([.F3:.F18])" office:value-type="float"/>
          <table:table-cell table:formula="of:=SUM([.G3:.G18])" office:value-type="float"/>
          <table:table-cell table:formula="of:=SUM([.H3:.H18])" office:value-type="float"/>
          <table:table-cell table:formula="of:=SUM([.I3:.I1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8])" office:value-type="float"/>
          <table:table-cell table:formula="of:=AVERAGE([.C3:.C18])" office:value-type="float"/>
          <table:table-cell table:formula="of:=AVERAGE([.D3:.D18])" office:value-type="float"/>
          <table:table-cell table:formula="of:=AVERAGE([.E3:.E18])" office:value-type="float"/>
          <table:table-cell table:formula="of:=AVERAGE([.F3:.F18])" office:value-type="float"/>
          <table:table-cell table:formula="of:=AVERAGE([.G3:.G18])" office:value-type="float"/>
          <table:table-cell table:formula="of:=AVERAGE([.H3:.H18])" office:value-type="float"/>
          <table:table-cell table:formula="of:=AVERAGE([.I3:.I1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8])" office:value-type="float"/>
          <table:table-cell table:formula="of:=STDEV([.C3:.C18])" office:value-type="float"/>
          <table:table-cell table:formula="of:=STDEV([.D3:.D18])" office:value-type="float"/>
          <table:table-cell table:formula="of:=STDEV([.E3:.E18])" office:value-type="float"/>
          <table:table-cell table:formula="of:=STDEV([.F3:.F18])" office:value-type="float"/>
          <table:table-cell table:formula="of:=STDEV([.G3:.G18])" office:value-type="float"/>
          <table:table-cell table:formula="of:=STDEV([.H3:.H18])" office:value-type="float"/>
          <table:table-cell table:formula="of:=STDEV([.I3:.I1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8]-[.$D3:.$D18])^2)^0.5" office:value-type="float"/>
          <table:table-cell table:number-matrix-columns-spanned="1" table:number-matrix-rows-spanned="1" table:formula="of:=SUM(([.C3:.C18]-[.$E3:.$E1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8]=[.$D3:.$D18])" office:value-type="float"/>
          <table:table-cell table:number-matrix-columns-spanned="1" table:number-matrix-rows-spanned="1" table:formula="of:=SUM([.C3:.C18]=[.$E3:.$E1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8]&lt;[.$F3:.$F18])" office:value-type="float"/>
          <table:table-cell table:number-matrix-columns-spanned="1" table:number-matrix-rows-spanned="1" table:formula="of:=SUM([.C3:.C18]&lt;[.$G3:.$G1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8]&gt;[.$F3:.$F18])" office:value-type="float"/>
          <table:table-cell table:number-matrix-columns-spanned="1" table:number-matrix-rows-spanned="1" table:formula="of:=SUM([.C3:.C18]&gt;[.$G3:.$G1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8]=[.$H3:.$H18])" office:value-type="float"/>
          <table:table-cell table:number-matrix-columns-spanned="1" table:number-matrix-rows-spanned="1" table:formula="of:=SUM([.C3:.C18]=[.$I3:.$I1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8])" office:value-type="float"/>
          <table:table-cell table:formula="of:=SUM([Instances.C3:Instances.C1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